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18b9"/>
    </style:style>
    <style:style style:name="P2" style:family="paragraph" style:parent-style-name="Text_20_body">
      <style:text-properties officeooo:rsid="0004b875" officeooo:paragraph-rsid="0004b875"/>
    </style:style>
    <style:style style:name="P3" style:family="paragraph" style:parent-style-name="Text_20_body">
      <style:text-properties officeooo:rsid="0004b875" officeooo:paragraph-rsid="00052cd1"/>
    </style:style>
    <style:style style:name="P4" style:family="paragraph" style:parent-style-name="Standard">
      <style:paragraph-properties style:line-height-at-least="0.1583in"/>
      <style:text-properties fo:color="#d4d4d4" loext:opacity="100%" style:font-name="Consolas" fo:font-size="8.39999961853027pt" fo:font-weight="normal" fo:background-color="#1e1e1e"/>
    </style:style>
    <style:style style:name="P5" style:family="paragraph" style:parent-style-name="Standard">
      <style:text-properties fo:color="#d4d4d4" loext:opacity="100%" style:font-name="Consolas" fo:font-size="8.39999961853027pt" fo:font-weight="normal" officeooo:rsid="000318b9" officeooo:paragraph-rsid="000318b9" fo:background-color="#1e1e1e"/>
    </style:style>
    <style:style style:name="P6" style:family="paragraph" style:parent-style-name="Standard">
      <style:text-properties fo:color="#d4d4d4" loext:opacity="100%" style:font-name="Consolas" fo:font-size="8.39999961853027pt" fo:font-weight="normal" officeooo:paragraph-rsid="000318b9" fo:background-color="#1e1e1e"/>
    </style:style>
    <style:style style:name="P7" style:family="paragraph" style:parent-style-name="Standard">
      <style:paragraph-properties style:line-height-at-least="0.1583in"/>
      <style:text-properties fo:color="#d4d4d4" loext:opacity="100%" fo:background-color="#1e1e1e"/>
    </style:style>
    <style:style style:name="P8" style:family="paragraph" style:parent-style-name="Text_20_body">
      <style:text-properties officeooo:rsid="000318b9" officeooo:paragraph-rsid="000318b9"/>
    </style:style>
    <style:style style:name="P9" style:family="paragraph" style:parent-style-name="Text_20_body">
      <style:text-properties officeooo:rsid="000318b9" officeooo:paragraph-rsid="0004b875"/>
    </style:style>
    <style:style style:name="P10" style:family="paragraph" style:parent-style-name="Text_20_body">
      <style:text-properties officeooo:paragraph-rsid="0004b875"/>
    </style:style>
    <style:style style:name="P11" style:family="paragraph" style:parent-style-name="Text_20_body">
      <style:text-properties fo:font-weight="bold" officeooo:rsid="0004b875" officeooo:paragraph-rsid="0004b875" style:font-weight-asian="bold" style:font-weight-complex="bold"/>
    </style:style>
    <style:style style:name="P12" style:family="paragraph" style:parent-style-name="Text_20_body">
      <style:text-properties fo:font-weight="bold" officeooo:rsid="0004ccd4" officeooo:paragraph-rsid="0004ccd4" style:font-weight-asian="bold" style:font-weight-complex="bold"/>
    </style:style>
    <style:style style:name="P13" style:family="paragraph" style:parent-style-name="Text_20_body">
      <style:text-properties fo:font-weight="bold" officeooo:rsid="0004ccd4" officeooo:paragraph-rsid="0004f1c1" style:font-weight-asian="bold" style:font-weight-complex="bold"/>
    </style:style>
    <style:style style:name="P14" style:family="paragraph" style:parent-style-name="Text_20_body">
      <style:text-properties fo:font-weight="bold" officeooo:rsid="0004f1c1" officeooo:paragraph-rsid="0004f1c1" style:font-weight-asian="bold" style:font-weight-complex="bold"/>
    </style:style>
    <style:style style:name="P15" style:family="paragraph" style:parent-style-name="Text_20_body">
      <style:text-properties fo:font-weight="bold" officeooo:rsid="00052cd1" officeooo:paragraph-rsid="00052cd1" style:font-weight-asian="bold" style:font-weight-complex="bold"/>
    </style:style>
    <style:style style:name="P16" style:family="paragraph" style:parent-style-name="Text_20_body">
      <style:text-properties fo:font-weight="bold" officeooo:rsid="00066845" officeooo:paragraph-rsid="00066845" style:font-weight-asian="bold" style:font-weight-complex="bold"/>
    </style:style>
    <style:style style:name="P17" style:family="paragraph" style:parent-style-name="Heading_20_1">
      <style:text-properties officeooo:paragraph-rsid="000318b9"/>
    </style:style>
    <style:style style:name="P18" style:family="paragraph" style:parent-style-name="Heading_20_1">
      <style:text-properties officeooo:rsid="000318b9" officeooo:paragraph-rsid="000318b9"/>
    </style:style>
    <style:style style:name="P19" style:family="paragraph" style:parent-style-name="Heading_20_1">
      <style:text-properties officeooo:rsid="0004b875" officeooo:paragraph-rsid="0004b875"/>
    </style:style>
    <style:style style:name="P20" style:family="paragraph" style:parent-style-name="Text_20_body">
      <style:text-properties fo:font-weight="normal" officeooo:rsid="0004ccd4" officeooo:paragraph-rsid="0004ccd4" style:font-weight-asian="normal" style:font-weight-complex="normal"/>
    </style:style>
    <style:style style:name="P21" style:family="paragraph" style:parent-style-name="Text_20_body">
      <style:text-properties fo:font-weight="normal" officeooo:rsid="0004f1c1" officeooo:paragraph-rsid="0004ccd4" style:font-weight-asian="normal" style:font-weight-complex="normal"/>
    </style:style>
    <style:style style:name="P22" style:family="paragraph" style:parent-style-name="Text_20_body">
      <style:text-properties fo:font-weight="normal" officeooo:rsid="0004f1c1" officeooo:paragraph-rsid="0004f1c1" style:font-weight-asian="normal" style:font-weight-complex="normal"/>
    </style:style>
    <style:style style:name="P23" style:family="paragraph" style:parent-style-name="Text_20_body">
      <style:text-properties fo:font-weight="normal" officeooo:rsid="00052cd1" officeooo:paragraph-rsid="00052cd1" style:font-weight-asian="normal" style:font-weight-complex="normal"/>
    </style:style>
    <style:style style:name="P24" style:family="paragraph" style:parent-style-name="Text_20_body">
      <style:text-properties fo:font-weight="normal" officeooo:rsid="00066845" officeooo:paragraph-rsid="00066845" style:font-weight-asian="normal" style:font-weight-complex="normal"/>
    </style:style>
    <style:style style:name="P25" style:family="paragraph" style:parent-style-name="Text_20_body">
      <style:text-properties fo:font-weight="normal" officeooo:rsid="000a425e" officeooo:paragraph-rsid="000a425e" style:font-weight-asian="normal" style:font-weight-complex="normal"/>
    </style:style>
    <style:style style:name="T1" style:family="text">
      <style:text-properties officeooo:rsid="000e9558"/>
    </style:style>
    <style:style style:name="T2" style:family="text">
      <style:text-properties officeooo:rsid="000318b9"/>
    </style:style>
    <style:style style:name="T3" style:family="text">
      <style:text-properties fo:color="#4fc1ff" loext:opacity="100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ccd4" style:font-weight-asian="normal" style:font-weight-complex="normal"/>
    </style:style>
    <style:style style:name="T6" style:family="text">
      <style:text-properties fo:font-weight="normal" officeooo:rsid="0004f1c1" style:font-weight-asian="normal" style:font-weight-complex="normal"/>
    </style:style>
    <style:style style:name="T7" style:family="text">
      <style:text-properties fo:font-weight="normal" officeooo:rsid="00066845" style:font-weight-asian="normal" style:font-weight-complex="normal"/>
    </style:style>
    <style:style style:name="T8" style:family="text">
      <style:text-properties style:font-name="Consolas" fo:font-size="8.39999961853027pt" fo:font-weight="normal"/>
    </style:style>
    <style:style style:name="T9" style:family="text">
      <style:text-properties fo:color="#ce9178" loext:opacity="100%" style:font-name="Consolas" fo:font-size="8.39999961853027pt" fo:font-weight="normal"/>
    </style:style>
    <style:style style:name="T10" style:family="text">
      <style:text-properties fo:color="#b5cea8" loext:opacity="100%" style:font-name="Consolas" fo:font-size="8.39999961853027pt" fo:font-weight="normal"/>
    </style:style>
    <style:style style:name="T11" style:family="text">
      <style:text-properties officeooo:rsid="000328d8"/>
    </style:style>
    <style:style style:name="T12" style:family="text">
      <style:text-properties officeooo:rsid="0004b875"/>
    </style:style>
    <style:style style:name="T13" style:family="text">
      <style:text-properties officeooo:rsid="0004ccd4"/>
    </style:style>
    <style:style style:name="T14" style:family="text">
      <style:text-properties officeooo:rsid="0004f1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About</text:h>
      <text:p text:style-name="P1"/>
      <text:p text:style-name="P1"><text:span text:style-name="T1">This </text:span><text:span text:style-name="T2">document describes the adapter and its processes.</text:span></text:p>
      <text:p text:style-name="P1"/>
      <text:h text:style-name="Heading_20_1" text:outline-level="1">Adapt<text:span text:style-name="T2">er Configuration </text:span></text:h>
      <text:p text:style-name="Text_20_body"/>
      <text:p text:style-name="P8">In your application settings.py add the following dictionary script</text:p>
      <text:p text:style-name="P5"><text:span text:style-name="T3">HIFADHI</text:span> = {</text:p>
      <text:p text:style-name="P7">    <text:span text:style-name="T9">"gossip_instance"</text:span><text:span text:style-name="T8">: </text:span><text:span text:style-name="T9">"127.0.0.1"</text:span><text:span text:style-name="T8">,</text:span></text:p>
      <text:p text:style-name="P7">    <text:span text:style-name="T9">"port"</text:span><text:span text:style-name="T8"> : </text:span><text:span text:style-name="T10">80</text:span><text:span text:style-name="T8">,</text:span></text:p>
      <text:p text:style-name="P7">    <text:span text:style-name="T9">"password"</text:span><text:span text:style-name="T8"> : </text:span><text:span text:style-name="T9">"demopassword"</text:span><text:span text:style-name="T8">,</text:span></text:p>
      <text:p text:style-name="P7">    <text:span text:style-name="T9">"algorithm"</text:span><text:span text:style-name="T8"> : </text:span><text:span text:style-name="T9">"balanced"</text:span><text:span text:style-name="T8"> </text:span></text:p>
      <text:p text:style-name="P4">}</text:p>
      <text:p text:style-name="P8"/>
      <text:p text:style-name="P8">The first three keys are self explanatory, as for the algorithm there are 2 possible options, Round Robin and Balanced. The algorithm defines how to determine the instance to store given data to. </text:p>
      <text:h text:style-name="P18" text:outline-level="1">Adapter Workings </text:h>
      <text:p text:style-name="P9">The adapter communicates with the gossip instance through TCP. </text:p>
      <text:p text:style-name="P9">Upon initialization <text:span text:style-name="T11">it tries to retrieve the list of available instances, to which it will get </text:span><text:span text:style-name="T12">a </text:span><text:span text:style-name="T11">401 or 200 response. The list of available instances is received as JSON of instances of the following format.</text:span></text:p>
      <text:p text:style-name="P6">{</text:p>
      <text:p text:style-name="P7">    <text:span text:style-name="T9">"instance_name"</text:span><text:span text:style-name="T8"> : {</text:span></text:p>
      <text:p text:style-name="P7">        <text:span text:style-name="T9">"location"</text:span><text:span text:style-name="T8"> : </text:span><text:span text:style-name="T9">"Ipv4"</text:span><text:span text:style-name="T8">,</text:span></text:p>
      <text:p text:style-name="P7">        <text:span text:style-name="T9">"total_secondary_memory"</text:span><text:span text:style-name="T8"> : </text:span><text:span text:style-name="T10">1289323</text:span><text:span text:style-name="T8">,</text:span></text:p>
      <text:p text:style-name="P7">        <text:span text:style-name="T9">"available_secondary_memory"</text:span><text:span text:style-name="T8"> : </text:span><text:span text:style-name="T10">89434</text:span><text:span text:style-name="T8">,</text:span></text:p>
      <text:p text:style-name="P7">        <text:span text:style-name="T9">"total_main_memory"</text:span><text:span text:style-name="T8"> : </text:span><text:span text:style-name="T10">837843</text:span><text:span text:style-name="T8">,</text:span></text:p>
      <text:p text:style-name="P7">        <text:span text:style-name="T9">"available_main_memory"</text:span><text:span text:style-name="T8"> : </text:span><text:span text:style-name="T10">23213</text:span><text:span text:style-name="T8">  </text:span></text:p>
      <text:p text:style-name="P7">    <text:span text:style-name="T8">}  </text:span></text:p>
      <text:p text:style-name="P4">}</text:p>
      <text:p text:style-name="P2"/>
      <text:p text:style-name="P2">The endpoint to obtaining this list is documented in the instance documentation. If a 401 response code is received the adapter will throw an exception. </text:p>
      <text:p text:style-name="P2">From there it provides methods that will be used to upload a file, delete a file and handle access control.</text:p>
      <text:p text:style-name="P2"/>
      <text:p text:style-name="P2"/>
      <text:h text:style-name="P19" text:outline-level="1"><text:soft-page-break/><text:span text:style-name="T2">Adapter </text:span>Methods</text:h>
      <text:p text:style-name="P10"/>
      <text:p text:style-name="P11"><text:span text:style-name="T13">g</text:span>etInstances<text:span text:style-name="T13">() <text:s/>→ <text:s/></text:span><text:span text:style-name="T5">retrieves instances from the gossip server</text:span></text:p>
      <text:p text:style-name="P12">uploadFile(<text:span text:style-name="T4">file,filename,access</text:span>) → <text:span text:style-name="T4">uploads a file to any of the available instances</text:span></text:p>
      <text:p text:style-name="P20"><text:tab/>Optional parameters :</text:p>
      <text:p text:style-name="P20"><text:tab/><text:tab/>mode → allows us to define the if the file should be automatically cached on all <text:tab/><text:tab/><text:tab/><text:tab/><text:tab/> <text:s text:c="2"/>instances for high availability. Available modes are </text:p>
      <text:p text:style-name="P20"><text:tab/><text:tab/><text:tab/> <text:s text:c="2"/>high_availability: Caches on all instances</text:p>
      <text:p text:style-name="P12"><text:span text:style-name="T4"><text:tab/><text:tab/><text:tab/> <text:s text:c="2"/>high_availability_in_</text:span><text:span text:style-name="T7">memory</text:span><text:span text:style-name="T4"> Caches on all instances in main memory.</text:span></text:p>
      <text:p text:style-name="P20"><text:tab/>Responses: </text:p>
      <text:p text:style-name="P20"><text:tab/><text:tab/>200 → Returns a query string.</text:p>
      <text:p text:style-name="P20"><text:tab/><text:tab/>* </text:p>
      <text:p text:style-name="P12">signFile(<text:span text:style-name="T4">query_string,duration</text:span>)<text:span text:style-name="T4"> → generates a pre-signed </text:span><text:span text:style-name="T6">query string that is valid for the <text:tab/>duration</text:span></text:p>
      <text:p text:style-name="P21"><text:tab/>Response: </text:p>
      <text:p text:style-name="P22"><text:tab/><text:tab/>200 → Returns a pre-signed query string</text:p>
      <text:p text:style-name="P22"><text:tab/><text:tab/>* </text:p>
      <text:p text:style-name="P13"><text:span text:style-name="T14">ipv4Access(</text:span><text:span text:style-name="T6">ipv4,duration</text:span><text:span text:style-name="T14">) →</text:span><text:span text:style-name="T6"> gives access to a file to the provided Ipv4 for the provided duration. </text:span></text:p>
      <text:p text:style-name="P22"><text:tab/>Responses </text:p>
      <text:p text:style-name="P22"><text:tab/><text:tab/>200 → Returns the access identifier string.</text:p>
      <text:p text:style-name="P22"><text:tab/>Notes: </text:p>
      <text:p text:style-name="P13"><text:span text:style-name="T6"><text:tab/><text:tab/>If the instance is behind a load balance the received Ipv4 will be that of the ALB, there <text:tab/><text:tab/><text:tab/>one should add the header </text:span><text:span text:style-name="T14">FOWARDED_FOR</text:span><text:span text:style-name="T6"> which contains the Ipv4 for the client.</text:span></text:p>
      <text:p text:style-name="P14">deleteSignature(<text:span text:style-name="T4">signed_query_string</text:span>) → <text:span text:style-name="T4">Deletes a given signature</text:span></text:p>
      <text:p text:style-name="P22"><text:tab/>Responses:</text:p>
      <text:p text:style-name="P22"><text:tab/><text:tab/>* </text:p>
      <text:p text:style-name="P14">deleteIpv4Access(<text:span text:style-name="T4">access_identifier_string</text:span>)</text:p>
      <text:p text:style-name="P14"><text:tab/><text:span text:style-name="T4">Responses:</text:span></text:p>
      <text:p text:style-name="P22"><text:tab/><text:tab/>*</text:p>
      <text:p text:style-name="P2"/>
      <text:p text:style-name="P2"/>
      <text:p text:style-name="P15"><text:soft-page-break/>deleteFile(<text:span text:style-name="T4">query_string</text:span>) </text:p>
      <text:p text:style-name="P15"><text:tab/><text:span text:style-name="T4">Responses: </text:span></text:p>
      <text:p text:style-name="P23"><text:tab/><text:tab/>* </text:p>
      <text:p text:style-name="P3"/>
      <text:p text:style-name="P16">setHighlyAvailable(<text:span text:style-name="T4">query_string,boolean</text:span>) → <text:span text:style-name="T4">Caches a file on all servers if true and vice versa for <text:tab/>false</text:span></text:p>
      <text:p text:style-name="P24"><text:tab/>Responses: </text:p>
      <text:p text:style-name="P24"><text:tab/><text:tab/>200 → A string list of the instances the file was cached</text:p>
      <text:p text:style-name="P24"><text:tab/><text:tab/>* </text:p>
      <text:p text:style-name="P24"><text:tab/>Notes: </text:p>
      <text:p text:style-name="P24"><text:tab/><text:tab/>The file is removed based on the algorithms defined in the instance documentation. The <text:tab/></text:p>
      <text:p text:style-name="P24"><text:tab/><text:tab/>delete method removes the file from all caches.</text:p>
      <text:p text:style-name="P24"/>
      <text:p text:style-name="P16">setHighAvailabilityInMemory(<text:span text:style-name="T4">query_string,boolean</text:span>) → <text:span text:style-name="T4">If true moves a file into main memory of all <text:tab/>instances.</text:span></text:p>
      <text:p text:style-name="P24"><text:tab/>Responses: </text:p>
      <text:p text:style-name="P24"><text:tab/><text:tab/>200 → Instances where the file is now in main memory.</text:p>
      <text:p text:style-name="P24"><text:tab/><text:tab/>* </text:p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Arial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16:47:31.110000000</meta:creation-date>
    <dc:date>2022-04-16T18:16:53.055000000</dc:date>
    <meta:editing-duration>PT21M26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3" meta:paragraph-count="64" meta:word-count="418" meta:character-count="2908" meta:non-whitespace-character-count="2390"/>
  </office:meta>
</office:document-meta>
</file>